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8.708cm"/>
    </style:style>
    <style:style style:name="Table1.B" style:family="table-column">
      <style:table-column-properties style:column-width="8.29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ndroid:background</text:p>
            <text:p text:style-name="P1">android:clickable</text:p>
            <text:p text:style-name="P1">android:fadingEdge</text:p>
            <text:p text:style-name="P1">android:fadingEdgeLength</text:p>
            <text:p text:style-name="P1">android:focusable</text:p>
            <text:p text:style-name="P1">android:longClickable</text:p>
            <text:p text:style-name="P1">android:minHeight/android:minWidth</text:p>
            <text:p text:style-name="P1">android:nextFocusDown</text:p>
            <text:p text:style-name="P1">android:nextFocusLeft/android:nextFocusRight/android:nextFocusUp</text:p>
            <text:p text:style-name="P1">android:saveEnabled</text:p>
            <text:p text:style-name="P1">android:scrollX/android:scrollY</text:p>
            <text:p text:style-name="P1">android:scrollbarAlwaysDrawHorizontalTrack</text:p>
            <text:p text:style-name="P1">android:scrollbarDefaultDelayBeforeFade</text:p>
            <text:p text:style-name="P1">android:scrollbarFadeDuration</text:p>
            <text:p text:style-name="P1">android:scrollbarStyle</text:p>
            <text:p text:style-name="P1">android:scrollbars</text:p>
            <text:p text:style-name="P1">android:soundEffectsEnabled</text:p>
            <text:p text:style-name="P1">android:grivity</text:p>
            <text:p text:style-name="P1">android:layout_gravity</text:p>
            <text:p text:style-name="P1">android:singleLine</text:p>
            <text:p text:style-name="P1">android:layout_alignBaseLine</text:p>
            <text:p text:style-name="P1">android:layout_centerHorizontal</text:p>
            <text:p text:style-name="P1">android:layout_centerInParent</text:p>
            <text:p text:style-name="P1">android:layout_alignParentBottom</text:p>
            <text:p text:style-name="P1"><text:soft-page-break/>android:layout_alignParentRight</text:p>
            <text:p text:style-name="P1">android:layout_alignWithParentIfMissing</text:p>
          </table:table-cell>
          <table:table-cell table:style-name="Table1.A1" office:value-type="string">
            <text:p text:style-name="P1">设置背景色/图片,设置为@android:color/transparent或@null背景为透明</text:p>
            <text:p text:style-name="P1">是否响应点击事件</text:p>
            <text:p text:style-name="P1">设置拉滚动条时边框渐变的放向-none:边框颜色不变|horizontal:水平方向颜色变淡|vertical:垂直方向颜色变淡</text:p>
            <text:p text:style-name="P1">设置边框渐变的长度</text:p>
            <text:p text:style-name="P1">设置是否获得焦点</text:p>
            <text:p text:style-name="P1">设置是否响应长按事件</text:p>
            <text:p text:style-name="P1">设置视图最小高度/宽度</text:p>
            <text:p text:style-name="P1">设置下方指定视图获得一个焦点</text:p>
            <text:p text:style-name="P1">设置左边/右边/上方指定视图获得下一个焦点</text:p>
            <text:p text:style-name="P1">设置是否在窗口冻结时（如旋转屏幕）保存View的数据，默认为true，但是前提是你需要设置id才能自动保存</text:p>
            <text:p text:style-name="P1">以像素为单位设置水平/垂直方向滚动的的偏移值</text:p>
            <text:p text:style-name="P1">设置是否始终显示水平滚动条</text:p>
            <text:p text:style-name="P1">设置N毫秒后开始淡化，以毫秒为单位</text:p>
            <text:p text:style-name="P1">设置滚动条淡出效果时间，以毫秒为单位</text:p>
            <text:p text:style-name="P1">设置滚动条的风格和位置</text:p>
            <text:p text:style-name="P1">设置滚动条显示-none:隐藏，horizontal:水平，vertical:垂直</text:p>
            <text:p text:style-name="P1">设置点击或触摸时是否有声音效果</text:p>
            <text:p text:style-name="P1">设置控件内容的位置 </text:p>
            <text:p text:style-name="P1"><text:soft-page-break/>设置控件相对与父控件的位置</text:p>
            <text:p text:style-name="P1">设置为true,则控件的内容在同一行当中显示</text:p>
            <text:p text:style-name="P1">该控件的baseline和给定ID的控件的Baseline对齐</text:p>
            <text:p text:style-name="P1">若值为true,该控件将被至于水平方向的中央</text:p>
            <text:p text:style-name="P1">若值为true,将被至于父控件水平方向和垂直都居中</text:p>
            <text:p text:style-name="P1">紧贴父元素的下边缘</text:p>
            <text:p text:style-name="P1">紧贴父元素的右边缘</text:p>
            <text:p text:style-name="P1">如果对应的兄弟元素找不到的话就以父元素做参照物</text:p>
          </table:table-cell>
        </table:table-row>
        <table:table-row>
          <table:table-cell table:style-name="Table1.A1" office:value-type="string">
            <text:p text:style-name="P1">android:layout_marginBottom</text:p>
            <text:p text:style-name="P1">android:layout_marginLeft</text:p>
            <text:p text:style-name="P1">*EditText:[android:hint]</text:p>
            <text:p text:style-name="P1">EditText:[inputType]</text:p>
            <text:p text:style-name="P1">ImageView:[android:scaleType]<text:line-break/>   center:<text:line-break/>   centerCrop:<text:line-break/>   centerInside：<text:line-break/>   fitEnd:<text:line-break/>   fitStart:<text:line-break/>   fitXY:<text:line-break/>   matrix:</text:p>
          </table:table-cell>
          <table:table-cell table:style-name="Table1.A1" office:value-type="string">
            <text:p text:style-name="P1">距父控件底边缘的距离</text:p>
            <text:p text:style-name="P1">距父控件左边缘的距离</text:p>
            <text:p text:style-name="P1">设置EditText为空时输入框内的提示信息</text:p>
            <text:p text:style-name="P1">文本类型，多为大写、小写和数字符号</text:p>
            <text:p text:style-name="P1">控制图片如何伸缩来匹配ImageView的size<text:line-break/>  按图片原始大小居中显示,当图片长/宽超过视图的长/宽,则截取图片居中显示部分<text:line-break/>  按比例扩大图片的大小居中显示，使得图片长/宽等于或大于视图的长/宽<text:line-break/>  将图片完整居中显示,通过按比例缩小或原始大小使图片长/宽等于或小于视图的长/宽<text:line-break/>  把图片按比例扩大/缩小到视图的宽度，居中显示<text:line-break/>  把图片按比例扩大/缩小到视图的宽度，显示在视图的下部分位置<text:line-break/>  把图片按比例扩大/缩小到视图的宽度，显示在视图的上部分位置<text:line-break/>  把图片/不按比例/扩大/缩小到视图的大小显示<text:line-break/>  用矩阵来绘制，动态缩小放大图片来显示</text:p>
          </table:table-cell>
        </table:table-row>
        <table:table-row>
          <table:table-cell table:style-name="Table1.A1" office:value-type="string">
            <text:p text:style-name="P1">padding           <text:soft-page-break/></text:p>
            <text:p text:style-name="P1">margin                                                                                                     </text:p>
          </table:table-cell>
          <table:table-cell table:style-name="Table1.A1" office:value-type="string">
            <text:p text:style-name="P1">设置控件内容相对自身边缘之间的距离   <text:soft-page-break/></text:p>
            <text:p text:style-name="P1">设置控件相对其他控件的距离                                                                                                               </text:p>
          </table:table-cell>
        </table:table-row>
        <table:table-row>
          <table:table-cell table:style-name="Table1.A1" office:value-type="string">
            <text:p text:style-name="P1">AlphaAnimation</text:p>
            <text:p text:style-name="P1">ScaleAnimatin</text:p>
            <text:p text:style-name="P1">TranslateAnimation</text:p>
            <text:p text:style-name="P1">RotateAnimation</text:p>
            <text:p text:style-name="P1">LayoutAnimation</text:p>
          </table:table-cell>
          <table:table-cell table:style-name="Table1.A1" office:value-type="string">
            <text:p text:style-name="P1">控制渐变透明的动画效果</text:p>
            <text:p text:style-name="P1">控制尺寸伸缩的动画效果</text:p>
            <text:p text:style-name="P1">控制画面平移的动画效果</text:p>
            <text:p text:style-name="P1">控制画面角度变化(旋转)的动画效果</text:p>
            <text:p text:style-name="P1">渲染ViewGroup中每个View显示时候的动画效果</text:p>
          </table:table-cell>
        </table:table-row>
        <table:table-row>
          <table:table-cell table:style-name="Table1.A1" office:value-type="string">
            <text:p text:style-name="Table_20_Contents">TableLayout:[android:stretchColums]</text:p>
          </table:table-cell>
          <table:table-cell table:style-name="Table1.A1" office:value-type="string">
            <text:p text:style-name="Table_20_Contents">指定当一个TableRow中的控件不够填充满整个宽度时，将会被拉伸的列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ck </meta:initial-creator>
    <meta:creation-date>2013-01-03T13:21:29</meta:creation-date>
    <dc:date>2013-01-03T13:22:49</dc:date>
    <dc:creator>hck </dc:creator>
    <meta:editing-duration>P0D</meta:editing-duration>
    <meta:editing-cycles>1</meta:editing-cycles>
    <meta:document-statistic meta:table-count="1" meta:image-count="0" meta:object-count="0" meta:page-count="3" meta:paragraph-count="78" meta:word-count="428" meta:character-count="2296" meta:non-whitespace-character-count="2107"/>
    <meta:generator>LibreOffice/3.5$Linux_X86_64 LibreOffice_project/350m1$Build-2</meta:generator>
  </office:meta>
</office:document-meta>
</file>